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text-properties fo:language="ru" fo:country="RU"/>
    </style:style>
    <style:style style:name="P2" style:family="paragraph" style:parent-style-name="Header">
      <style:text-properties fo:language="ru" fo:country="RU"/>
    </style:style>
    <style:style style:name="P3" style:family="paragraph" style:parent-style-name="Footer">
      <style:text-properties fo:language="ru" fo:country="RU"/>
    </style:style>
    <style:style style:name="P4"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P5" style:family="paragraph" style:parent-style-name="Standard">
      <style:paragraph-properties fo:line-height="150%"/>
      <style:text-properties fo:font-size="14pt" fo:language="ru" fo:country="RU" style:font-size-asian="14pt" style:font-size-complex="14pt"/>
    </style:style>
    <style:style style:name="P6" style:family="paragraph" style:parent-style-name="Standard">
      <style:paragraph-properties fo:line-height="150%" fo:text-align="center" style:justify-single-word="false"/>
      <style:text-properties fo:font-size="14pt" fo:language="ru" fo:country="RU" style:font-size-asian="14pt" style:font-size-complex="14pt"/>
    </style:style>
    <style:style style:name="P7" style:family="paragraph" style:parent-style-name="Standard">
      <style:paragraph-properties fo:line-height="150%" style:snap-to-layout-grid="false"/>
      <style:text-properties fo:font-size="14pt" fo:language="ru" fo:country="RU" style:font-size-asian="14pt" style:font-size-complex="14pt"/>
    </style:style>
    <style:style style:name="P8" style:family="paragraph" style:parent-style-name="Standard">
      <style:paragraph-properties fo:line-height="150%" fo:text-align="center" style:justify-single-word="false"/>
      <style:text-properties fo:font-size="14pt" fo:language="ru" fo:country="RU" style:font-size-asian="14pt" style:font-size-complex="14pt" style:font-weight-complex="bold"/>
    </style:style>
    <style:style style:name="P9" style:family="paragraph" style:parent-style-name="Standard">
      <style:paragraph-properties fo:line-height="150%" fo:text-align="center" style:justify-single-word="false" style:snap-to-layout-grid="false"/>
      <style:text-properties fo:font-size="14pt" fo:language="ru" fo:country="RU" officeooo:rsid="00293842" officeooo:paragraph-rsid="00293842" style:font-size-asian="14pt" style:font-size-complex="14pt"/>
    </style:style>
    <style:style style:name="P10"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language="ru" fo:country="RU" fo:font-weight="bold" officeooo:paragraph-rsid="0052c68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text-transform="uppercase" fo:font-size="14pt" fo:language="ru" fo:country="RU" fo:font-weight="bold" style:font-size-asian="14pt" style:font-weight-asian="bold" style:font-size-complex="14pt"/>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officeooo:rsid="00fe3cf3" officeooo:paragraph-rsid="010a48c2"/>
    </style:style>
    <style:style style:name="P15" style:family="paragraph" style:parent-style-name="Standard">
      <style:text-properties officeooo:rsid="010a48c2" officeooo:paragraph-rsid="010a48c2"/>
    </style:style>
    <style:style style:name="P16" style:family="paragraph" style:parent-style-name="Times14_5f_РИО2">
      <style:paragraph-properties fo:margin-left="0in" fo:margin-right="0in" fo:line-height="150%" fo:text-align="center" style:justify-single-word="false" fo:text-indent="0in" style:auto-text-indent="false"/>
    </style:style>
    <style:style style:name="P17" style:family="paragraph" style:parent-style-name="Standard">
      <style:paragraph-properties fo:margin-left="0in" fo:margin-right="0in" fo:line-height="150%" fo:text-align="center" style:justify-single-word="false" fo:text-indent="0.4925in" style:auto-text-indent="false"/>
      <style:text-properties fo:font-size="14pt" fo:language="ru" fo:country="RU" fo:font-weight="bold" style:font-size-asian="14pt" style:font-weight-asian="bold"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4b60f1" style:font-size-asian="14pt" style:font-weight-asian="bold"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rsid="0052c68a" officeooo:paragraph-rsid="0052c68a" style:font-size-asian="14pt" style:font-weight-asian="bold"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437983" style:font-size-asian="14pt" style:font-weight-asian="bold" style:font-name-complex="Times New Roman" style:font-size-complex="14pt"/>
    </style:style>
    <style:style style:name="P21" style:family="paragraph" style:parent-style-name="Standard">
      <style:paragraph-properties fo:margin-left="0in" fo:margin-right="0in" fo:line-height="150%" fo:text-align="justify" style:justify-single-word="false" fo:text-indent="0.4925in" style:auto-text-indent="false" fo:break-before="page"/>
      <style:text-properties fo:font-size="14pt" fo:language="ru" fo:country="RU" fo:font-weight="bold" officeooo:rsid="00bd84ac" officeooo:paragraph-rsid="00bd84ac" style:font-size-asian="14pt" style:font-weight-asian="bold" style:font-name-complex="Times New Roman" style:font-size-complex="14pt"/>
    </style:style>
    <style:style style:name="P22" style:family="paragraph" style:parent-style-name="Standard">
      <style:paragraph-properties fo:margin-left="0in" fo:margin-right="0in" fo:text-align="justify" style:justify-single-word="false" fo:text-indent="0.2957in" style:auto-text-indent="false"/>
      <style:text-properties style:font-name="Times New Roman1" fo:font-size="14pt" fo:language="ru" fo:country="RU" fo:font-weight="normal" officeooo:rsid="008ecf15" officeooo:paragraph-rsid="00b99600" style:font-size-asian="14pt" style:font-weight-asian="normal" style:font-name-complex="Times New Roman" style:font-size-complex="14pt" style:font-weight-complex="normal"/>
    </style:style>
    <style:style style:name="P23" style:family="paragraph" style:parent-style-name="Standard" style:master-page-name="Standard">
      <style:paragraph-properties fo:line-height="150%" fo:text-align="center" style:justify-single-word="false" style:page-number="auto"/>
      <style:text-properties fo:text-transform="uppercase" fo:font-size="14pt" fo:language="ru" fo:country="RU" fo:font-weight="bold" style:font-size-asian="14pt" style:font-weight-asian="bold" style:font-size-complex="14pt"/>
    </style:style>
    <style:style style:name="P24" style:family="paragraph" style:parent-style-name="Standard" style:list-style-name="L1"/>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10f2265"/>
    </style:style>
    <style:style style:name="P27" style:family="paragraph" style:parent-style-name="Standard">
      <style:paragraph-properties fo:line-height="150%" fo:text-align="center" style:justify-single-word="false"/>
      <style:text-properties officeooo:paragraph-rsid="0091a865"/>
    </style:style>
    <style:style style:name="P28" style:family="paragraph" style:parent-style-name="Standard">
      <style:text-properties officeooo:rsid="0101be2c" officeooo:paragraph-rsid="0101be2c"/>
    </style:style>
    <style:style style:name="P29" style:family="paragraph" style:parent-style-name="Standard">
      <style:paragraph-properties fo:text-align="justify" style:justify-single-word="false"/>
      <style:text-properties officeooo:rsid="010d5a73" officeooo:paragraph-rsid="010d5a73"/>
    </style:style>
    <style:style style:name="P30" style:family="paragraph" style:parent-style-name="Standard">
      <style:paragraph-properties fo:text-align="justify" style:justify-single-word="false"/>
      <style:text-properties officeooo:rsid="010f2265" officeooo:paragraph-rsid="010f2265"/>
    </style:style>
    <style:style style:name="P31" style:family="paragraph" style:parent-style-name="Standard">
      <style:text-properties fo:language="ru" fo:country="RU" officeooo:rsid="00fe3cf3" officeooo:paragraph-rsid="010a48c2"/>
    </style:style>
    <style:style style:name="P32" style:family="paragraph" style:parent-style-name="Standard">
      <style:paragraph-properties fo:text-align="justify" style:justify-single-word="false"/>
      <style:text-properties officeooo:rsid="010f884c" officeooo:paragraph-rsid="010f884c"/>
    </style:style>
    <style:style style:name="P33" style:family="paragraph" style:parent-style-name="Standard">
      <style:paragraph-properties fo:text-align="justify" style:justify-single-word="false"/>
      <style:text-properties officeooo:rsid="011167b9" officeooo:paragraph-rsid="011167b9"/>
    </style:style>
    <style:style style:name="P34" style:family="paragraph" style:parent-style-name="Standard">
      <style:paragraph-properties fo:text-align="center" style:justify-single-word="false"/>
      <style:text-properties fo:font-size="12pt" fo:font-weight="bold" officeooo:rsid="01146c19" officeooo:paragraph-rsid="01146c19" style:font-size-asian="12pt" style:font-weight-asian="bold" style:font-size-complex="12pt" style:font-weight-complex="bold"/>
    </style:style>
    <style:style style:name="P35" style:family="paragraph" style:parent-style-name="Standard">
      <style:paragraph-properties fo:text-align="justify" style:justify-single-word="false"/>
      <style:text-properties officeooo:rsid="01162841" officeooo:paragraph-rsid="01162841"/>
    </style:style>
    <style:style style:name="P36" style:family="paragraph" style:parent-style-name="Standard">
      <style:text-properties officeooo:rsid="0116b994" officeooo:paragraph-rsid="0116b994"/>
    </style:style>
    <style:style style:name="P37" style:family="paragraph" style:parent-style-name="Standard">
      <style:text-properties officeooo:rsid="01189e10" officeooo:paragraph-rsid="01189e10"/>
    </style:style>
    <style:style style:name="P38" style:family="paragraph" style:parent-style-name="Standard">
      <style:text-properties officeooo:paragraph-rsid="01189e10"/>
    </style:style>
    <style:style style:name="P39" style:family="paragraph" style:parent-style-name="Standard">
      <style:text-properties officeooo:rsid="011a329a" officeooo:paragraph-rsid="011a329a"/>
    </style:style>
    <style:style style:name="P40" style:family="paragraph" style:parent-style-name="Standard">
      <style:paragraph-properties fo:margin-left="0in" fo:margin-right="0in" fo:text-indent="0in" style:auto-text-indent="false"/>
      <style:text-properties fo:font-size="14pt" fo:language="ru" fo:country="RU" fo:font-weight="normal" officeooo:rsid="008ecf15" officeooo:paragraph-rsid="009281ba" style:font-size-asian="14pt" style:font-weight-asian="normal" style:font-size-complex="14pt" style:font-weight-complex="normal"/>
    </style:style>
    <style:style style:name="P41" style:family="paragraph" style:parent-style-name="Text_20_body" style:list-style-name="L1"/>
    <style:style style:name="P42" style:family="paragraph" style:parent-style-name="Text_20_body" style:list-style-name="L6"/>
    <style:style style:name="P43" style:family="paragraph" style:parent-style-name="Text_20_body" style:list-style-name="L3">
      <style:paragraph-properties fo:text-align="start" style:justify-single-word="false"/>
      <style:text-properties style:font-name="Times New Roman" fo:font-size="14pt" fo:font-weight="normal" officeooo:rsid="00b99600" style:font-size-asian="14pt" style:font-weight-asian="normal" style:font-name-complex="Times New Roman" style:font-size-complex="14pt" style:font-weight-complex="normal"/>
    </style:style>
    <style:style style:name="P44" style:family="paragraph" style:parent-style-name="Text_20_body" style:list-style-name="L8"/>
    <style:style style:name="P45" style:family="paragraph" style:parent-style-name="Text_20_body" style:list-style-name="L8">
      <style:paragraph-properties fo:margin-top="0in" fo:margin-bottom="0.1965in" loext:contextual-spacing="false"/>
    </style:style>
    <style:style style:name="P46" style:family="paragraph" style:parent-style-name="Text">
      <style:text-properties fo:font-size="11pt" style:font-size-asian="11pt" style:font-size-complex="11pt"/>
    </style:style>
    <style:style style:name="P47" style:family="paragraph" style:parent-style-name="Preformatted_20_Text">
      <style:text-properties officeooo:rsid="01189e10" officeooo:paragraph-rsid="01189e10"/>
    </style:style>
    <style:style style:name="P48" style:family="paragraph" style:parent-style-name="Preformatted_20_Text">
      <style:paragraph-properties fo:margin-top="0in" fo:margin-bottom="0.1965in" loext:contextual-spacing="false"/>
    </style:style>
    <style:style style:name="T1" style:family="text">
      <style:text-properties fo:text-transform="uppercase" fo:language="ru" fo:country="RU" style:font-size-complex="14pt"/>
    </style:style>
    <style:style style:name="T2" style:family="text">
      <style:text-properties fo:font-variant="normal" fo:text-transform="none" fo:font-size="14pt" fo:language="ru" fo:country="RU" style:font-size-asian="14pt" style:font-size-complex="14pt"/>
    </style:style>
    <style:style style:name="T3" style:family="text">
      <style:text-properties officeooo:rsid="0041c814"/>
    </style:style>
    <style:style style:name="T4" style:family="text">
      <style:text-properties fo:language="ru" fo:country="RU"/>
    </style:style>
    <style:style style:name="T5" style:family="text">
      <style:text-properties fo:language="ru" fo:country="RU" officeooo:rsid="00f121c3"/>
    </style:style>
    <style:style style:name="T6" style:family="text">
      <style:text-properties fo:language="ru" fo:country="RU" officeooo:rsid="010a48c2"/>
    </style:style>
    <style:style style:name="T7" style:family="text">
      <style:text-properties fo:language="ru" fo:country="RU" officeooo:rsid="010bdbfd"/>
    </style:style>
    <style:style style:name="T8" style:family="text">
      <style:text-properties officeooo:rsid="010a48c2"/>
    </style:style>
    <style:style style:name="T9" style:family="text">
      <style:text-properties officeooo:rsid="010d5a73"/>
    </style:style>
    <style:style style:name="T10" style:family="text">
      <style:text-properties officeooo:rsid="010f2265"/>
    </style:style>
    <style:style style:name="T11" style:family="text">
      <style:text-properties officeooo:rsid="011167b9"/>
    </style:style>
    <style:style style:name="T12" style:family="text">
      <style:text-properties officeooo:rsid="0112f925"/>
    </style:style>
    <style:style style:name="T13" style:family="text">
      <style:text-properties officeooo:rsid="0116b994"/>
    </style:style>
    <style:style style:name="T14" style:family="text">
      <style:text-properties officeooo:rsid="01189e1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17">Кафедра МО ЭВМ</text:p>
      <text:p text:style-name="P12"/>
      <text:p text:style-name="P12"/>
      <text:p text:style-name="P12"/>
      <text:p text:style-name="P12"/>
      <text:p text:style-name="P6"/>
      <text:p text:style-name="P6"/>
      <text:p text:style-name="P6"/>
      <text:p text:style-name="P16"><text:span text:style-name="Название_20_книги"><text:span text:style-name="T1">отчет</text:span></text:span></text:p>
      <text:p text:style-name="P10">по лабораторной работе №<text:span text:style-name="T9">8</text:span></text:p>
      <text:p text:style-name="P11">по дисциплине «Искусственные нейронные сети»</text:p>
      <text:p text:style-name="P27"><text:span text:style-name="Название_20_книги"><text:span text:style-name="T2">Тема: <text:s/>Генерация текста на основе “Алисы в стране чудес”</text:span></text:span></text:p>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Студент гр. 8383</text:p>
          </table:table-cell>
          <table:table-cell table:style-name="Table1.B1" office:value-type="string">
            <text:p text:style-name="P7"/>
          </table:table-cell>
          <table:table-cell table:style-name="Table1.A1" office:value-type="string">
            <text:p text:style-name="P6">Ларин А.</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Жангиров Т.Р.</text:p>
          </table:table-cell>
        </table:table-row>
      </table:table>
      <text:p text:style-name="P8"/>
      <text:p text:style-name="P8"/>
      <text:p text:style-name="P8"/>
      <text:p text:style-name="P8"/>
      <text:p text:style-name="P8"/>
      <text:p text:style-name="P8">Санкт-Петербург</text:p>
      <text:p text:style-name="P8">20<text:span text:style-name="T3">21</text:span></text:p>
      <text:p text:style-name="P21">Цель работы</text:p>
      <text:p text:style-name="Standard">Рекуррентные нейронные сети также могут быть использованы в качестве генеративных моделей.</text:p>
      <text:p text:style-name="Standard">Это означает, что в дополнение к тому, что они используются для прогнозных моделей (создания прогнозов), они могут изучать последовательности проблемы, а затем генерировать совершенно новые вероятные последовательности для проблемной области.</text:p>
      <text:p text:style-name="Standard">Подобные генеративные модели полезны не только для изучения того, насколько хорошо модель выявила проблему, но и для того, чтобы узнать больше о самой проблемной области.</text:p>
      <text:p text:style-name="P25"/>
      <text:p text:style-name="P28"/>
      <text:p text:style-name="P13"/>
      <text:p text:style-name="P20">Задание</text:p>
      <text:list xml:id="list2362477264" text:style-name="L1">
        <text:list-item>
          <text:p text:style-name="P41">Ознакомиться с генерацией текста</text:p>
        </text:list-item>
        <text:list-item text:style-override="L6">
          <text:p text:style-name="P42">Ознакомиться с системой Callback в Keras</text:p>
          <text:p text:style-name="P24"/>
        </text:list-item>
      </text:list>
      <text:p text:style-name="P22"/>
      <text:p text:style-name="Standard"><text:bookmark text:name="h.anqt5fc1r3do"/>Требования</text:p>
      <text:list xml:id="list1433580973" text:style-name="L3">
        <text:list-item>
          <text:p text:style-name="P43">Реализовать модель ИНС, которая будет генерировать текст</text:p>
        </text:list-item>
        <text:list-item text:style-override="L8">
          <text:p text:style-name="P44">Написать собственный CallBack, который будет показывать то как генерируется текст во время обучения (то есть раз в какое-то количество эпох генирировать и выводить текст у необученной модели)</text:p>
        </text:list-item>
        <text:list-item text:style-override="L8">
          <text:p text:style-name="P45">Отследить процесс обучения при помощи TensorFlowCallBack (TensorBoard), в отчете привести результаты и их анализ</text:p>
        </text:list-item>
      </text:list>
      <text:p text:style-name="P40"/>
      <text:p text:style-name="P19">Выполнение</text:p>
      <text:p text:style-name="P29">Требуется обучить модель, которая в дальнейшем будет использоваться для генерации текста. </text:p>
      <text:p text:style-name="P29">Исходный текст «Алисы в стране чудес» загружается в формате ASCII и подготавливается для обработки нейронной сетью. Для этого сначала текст преобразуется в целые числа. Для этого создается словарь всех уникальных символов, ставя им в соответствие их индексы в сортированном массиве массиве уникальных символов.</text:p>
      <text:p text:style-name="P29"/>
      <text:p text:style-name="P46">filename = "wonderland.txt"</text:p>
      <text:p text:style-name="P46">raw_text = open(filename).read()</text:p>
      <text:p text:style-name="P46">raw_text = raw_text.lower()</text:p>
      <text:p text:style-name="P46"/>
      <text:p text:style-name="P46">chars = sorted(list(set(raw_text)))</text:p>
      <text:p text:style-name="P46">char_to_int = dict((c, i) for i, c in enumerate(chars))</text:p>
      <text:p text:style-name="P29"/>
      <text:p text:style-name="P30">Далее сводка по набору выводится на экран </text:p>
      <text:p text:style-name="P30"/>
      <text:p text:style-name="Text"><text:soft-page-break/>n_chars = len(raw_text)</text:p>
      <text:p text:style-name="Text">n_vocab = len(chars)</text:p>
      <text:p text:style-name="Text">print "Total Characters: ", n_chars</text:p>
      <text:p text:style-name="Text">print "Total Vocab: ", n_vocab</text:p>
      <text:p text:style-name="P30"/>
      <text:p text:style-name="P26"><text:span text:style-name="T10">Так становится видно, что в тексте </text:span>144430, <text:span text:style-name="T10">45 уникальных</text:span></text:p>
      <text:p text:style-name="P30"/>
      <text:p text:style-name="P26"><text:span text:style-name="T10">Далее текст разбивается на подпоследовательности фиксированной длины в 100 символов. Т.о обучающий надо с состоит из 100 символов на вход и <text:s/>101-го на выход. Окно шириной в 100(101) символ движется по тексту, порождая </text:span>144330</text:p>
      <text:p text:style-name="P30">паттернов.</text:p>
      <text:p text:style-name="P29"/>
      <text:p text:style-name="Text">seq_length = 100</text:p>
      <text:p text:style-name="Text">dataX = []</text:p>
      <text:p text:style-name="Text">dataY = []</text:p>
      <text:p text:style-name="Text">for i in range(0, n_chars - seq_length, 1):</text:p>
      <text:p text:style-name="Text">        seq_in = raw_text[i:i + seq_length]</text:p>
      <text:p text:style-name="Text">        seq_out = raw_text[i + seq_length]</text:p>
      <text:p text:style-name="Text">        dataX.append([char_to_int[char] for char in seq_in])</text:p>
      <text:p text:style-name="Text">        dataY.append(char_to_int[seq_out])</text:p>
      <text:p text:style-name="Text">n_patterns = len(dataX)</text:p>
      <text:p text:style-name="Text">print "Total Patterns: ", n_patterns</text:p>
      <text:p text:style-name="P30"/>
      <text:p text:style-name="P30"/>
      <text:p text:style-name="P26"><text:span text:style-name="T10">Потом данные паттерны приводятся к виду приемлимому для Keras — форме [</text:span>образцы, временные шаги, особенности<text:span text:style-name="T10">] нормируются и векторизируется — приводится к векторы длинной 45(по количеству символов) с нулями во всех позициях, кроме позиции соответствующей искомому символу.</text:span></text:p>
      <text:p text:style-name="P26"/>
      <text:p text:style-name="Text"># reshape X to be [samples, time steps, features]</text:p>
      <text:p text:style-name="Text">X = numpy.reshape(dataX, (n_patterns, seq_length, 1))</text:p>
      <text:p text:style-name="Text"># normalize</text:p>
      <text:p text:style-name="Text">X = X / float(n_vocab)</text:p>
      <text:p text:style-name="Text"># one hot encode the output variable</text:p>
      <text:p text:style-name="Text">y = np_utils.to_categorical(dataY)</text:p>
      <text:p text:style-name="P26"/>
      <text:p text:style-name="P32">Затем можно приступить к созданию модели. Она приняла следующий вид:</text:p>
      <text:p text:style-name="Text">model = Sequential()</text:p>
      <text:p text:style-name="Text">model.add(LSTM(256, input_shape=(X.shape[1], X.shape[2])))</text:p>
      <text:p text:style-name="Text">model.add(Dropout(0.2))</text:p>
      <text:p text:style-name="Text">model.add(Dense(y.shape[1], activation='softmax'))</text:p>
      <text:p text:style-name="Text">model.compile(loss='categorical_crossentropy', optimizer='adam')</text:p>
      <text:p text:style-name="P32"/>
      <text:p text:style-name="P32">Она содержит один скрытый слой LSTM, слой dropout и на конце плотный слой размера по количеству уникальных символов как выходной слой. <text:span text:style-name="T11">Решается проблема классификации символов по n классам, потому используется прекрестная энтропия. В качестве оптимизатора используется Адам.</text:span></text:p>
      <text:p text:style-name="P33">Модель работает медленно, потому используются контрольные точки для фиксирования весов, что бы регистрировать уменьшение потерь.</text:p>
      <text:p text:style-name="P33"/>
      <text:p text:style-name="Text_20_body"># define the checkpoint</text:p>
      <text:p text:style-name="Text_20_body"><text:soft-page-break/>filepath="weights-improvement-{epoch:02d}-{loss:.4f}.hdf5"</text:p>
      <text:p text:style-name="Text_20_body">checkpoint = ModelCheckpoint(filepath, monitor='loss', verbose=1, save_best_only=True, mode='min')</text:p>
      <text:p text:style-name="P33"/>
      <text:p text:style-name="P33"/>
      <text:p text:style-name="P33">Написан Callback который показывает то как генерируется текст во время обучения. <text:span text:style-name="T12">Он принимает на вход функцию-генератор, список паттернов, индекс для перевода чисел в символы, а так же количество шагов мжду срабатываниями. В конце эпохи он проверяет шаг и в случае срабатывания вызывает генератор, выводя результат на экран.</text:span></text:p>
      <text:p text:style-name="P29"/>
      <text:p text:style-name="P34">Полученные результаты</text:p>
      <text:p text:style-name="P29"/>
      <text:p text:style-name="P35">На самой первой эпохе сгенерировался полностью цикический текст</text:p>
      <text:p text:style-name="Preformatted_20_Text">cb: epoch 0/30</text:p>
      <text:p text:style-name="Preformatted_20_Text">Seed:</text:p>
      <text:p text:style-name="Preformatted_20_Text">"t at present--at least i know</text:p>
      <text:p text:style-name="Preformatted_20_Text">who i was when i got up this morning, but i think i must have been</text:p>
      <text:p text:style-name="Preformatted_20_Text">cha"</text:p>
      <text:p text:style-name="Preformatted_20_Text"><text:s/>th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 toe</text:p>
      <text:p text:style-name="Standard"><text:span text:style-name="T13">Потери</text:span> = 2.9688 </text:p>
      <text:p text:style-name="Standard"/>
      <text:p text:style-name="P36">Из за присутствия символов разметки не укладывающиеся в общий текст они иногда появляются в выводе. Например текст на эпохе 14:</text:p>
      <text:p text:style-name="P36"/>
      <text:p text:style-name="P36">cb: epoch 14/30</text:p>
      <text:p text:style-name="P36">Seed:</text:p>
      <text:p text:style-name="P36">" knew that were of the same age as herself, to</text:p>
      <text:p text:style-name="P36">see if she could have been changed for any of them.</text:p>
      <text:p text:style-name="P36"/>
      <text:p text:style-name="P36">"</text:p>
      <text:p text:style-name="P36">'the war to all the harter whil ' said alice, ''that i te thi thit to hese ' she taid to herself, 'i mene to tee thet io h madd to the that woul i seou to taek to the that '</text:p>
      <text:p text:style-name="P36"/>
      <text:p text:style-name="P36">'i mene to het th the sarter ' said the daterpillar.</text:p>
      <text:p text:style-name="P36"/>
      <text:p text:style-name="P36">'ie tou then to toee ' said the mock turtle. '' </text:p>
      <text:p text:style-name="P36">' <text:s text:c="13"/>* <text:s text:c="3"/>* <text:s text:c="3"/>* <text:s text:c="3"/>* <text:s text:c="3"/>* <text:s text:c="3"/>* <text:s text:c="3"/>* <text:s text:c="3"/>* <text:s text:c="3"/>* <text:s text:c="3"/>* <text:s text:c="3"/>* <text:s text:c="3"/>* <text:s text:c="3"/>* <text:s text:c="3"/>* <text:s text:c="3"/>* <text:s text:c="3"/>* <text:s text:c="3"/>*</text:p>
      <text:p text:style-name="P36"/>
      <text:p text:style-name="P36"><text:soft-page-break/>Потери = 2.1570</text:p>
      <text:p text:style-name="P36"/>
      <text:p text:style-name="P38"><text:span text:style-name="T13">Минимальные потери =</text:span>1.72398<text:span text:style-name="T13"> на эпохе 37</text:span></text:p>
      <text:p text:style-name="P37">Получившийся текст:</text:p>
      <text:p text:style-name="P47">cb: epoch 7/10</text:p>
      <text:p text:style-name="Preformatted_20_Text">Seed:</text:p>
      <text:p text:style-name="Preformatted_20_Text">"nd morcar, the earls of</text:p>
      <text:p text:style-name="Preformatted_20_Text">mercia and northumbria--"'</text:p>
      <text:p text:style-name="Preformatted_20_Text"/>
      <text:p text:style-name="Preformatted_20_Text">'ugh!' said the lory, with a shiver.</text:p>
      <text:p text:style-name="Preformatted_20_Text"/>
      <text:p text:style-name="Preformatted_20_Text">'i beg you"</text:p>
      <text:p text:style-name="Preformatted_20_Text">r parden!' said the hatter. ''io io she tert sitel,' the date paid totheted <text:s/>''toe cares a cir,' said the caterpillar.</text:p>
      <text:p text:style-name="Preformatted_20_Text"/>
      <text:p text:style-name="Preformatted_20_Text">'le, you se no eegig to heke ' said the manch hare.</text:p>
      <text:p text:style-name="Preformatted_20_Text"/>
      <text:p text:style-name="Preformatted_20_Text">'whet 'she sere berthrs at iers,' andce sentied, 'and the wueen to the whid to be an oost thet would benn <text:s/></text:p>
      <text:p text:style-name="Preformatted_20_Text"/>
      <text:p text:style-name="Preformatted_20_Text">'it s a little dirs what i me grte the saatit asn a sarertet,' <text:s/>'ie ion't the mucsters,' she muck turtle replied ve tent <text:s/></text:p>
      <text:p text:style-name="Preformatted_20_Text">ane ths an toe toahting to be annee <text:s/></text:p>
      <text:p text:style-name="Preformatted_20_Text"/>
      <text:p text:style-name="Preformatted_20_Text">'ih that the doehtseen what do in toe bare hitere,' said the caterpillar.</text:p>
      <text:p text:style-name="Preformatted_20_Text"/>
      <text:p text:style-name="Preformatted_20_Text">'lo thet ase more <text:s text:c="2"/>she manch hare waid to anice, </text:p>
      <text:p text:style-name="Preformatted_20_Text">'no io sas to hnne ' said the caterpillar.</text:p>
      <text:p text:style-name="Preformatted_20_Text"/>
      <text:p text:style-name="Preformatted_20_Text">'lo thet ase more toatken the raatit ass ' said the caterpillar.</text:p>
      <text:p text:style-name="Preformatted_20_Text"/>
      <text:p text:style-name="Preformatted_20_Text">'lo, i d vare t aneing tour hes,' she mangh hare waid to anice, </text:p>
      <text:p text:style-name="Preformatted_20_Text">'no io sas to hnne ' said the caterpillar.</text:p>
      <text:p text:style-name="Preformatted_20_Text"/>
      <text:p text:style-name="Preformatted_20_Text">'lo, i din't keve thet,' said the caterpillar.</text:p>
      <text:p text:style-name="Preformatted_20_Text"/>
      <text:p text:style-name="Preformatted_20_Text">'lo, i d very nine ' said the caterpillar.</text:p>
      <text:p text:style-name="Preformatted_20_Text"/>
      <text:p text:style-name="Preformatted_20_Text">'le, you se no eegig to toa'' said the gatter. 'i mever west hete woun har <text:s text:c="2"/>the said to herself, and see wert soae and</text:p>
      <text:p text:style-name="P48"/>
      <text:p text:style-name="P39">Видно, что он содержит много повторяющихся паттерно, однако с уникальными вкраплениями, и в целом похож на английский текст</text:p>
      <text:p text:style-name="P37"/>
      <text:p text:style-name="P29"/>
      <text:p text:style-name="Standard"/>
      <text:p text:style-name="P18">Выводы.</text:p>
      <text:p text:style-name="P14"><text:span text:style-name="T5">Б</text:span><text:span text:style-name="T4">ыли изучен способы </text:span><text:span text:style-name="T6">векторизированного</text:span><text:span text:style-name="T4"> представления естественного языка для дальнейшей обработки . </text:span><text:span text:style-name="T7">Были изучены рекурентные нейронные сети(LSTM). </text:span><text:span text:style-name="T4"><text:s/>На основе датасета imdb обучена модель для классификации отзывов на фильмы. По результатам получена точность </text:span><text:span text:style-name="T6">0.9027</text:span></text:p>
      <text:p text:style-name="P15"><text:span text:style-name="T6">Б</text:span><text:span text:style-name="T4">ыл построен ансамбль моделей, способный дать более над</text:span><text:span text:style-name="T7">е</text:span><text:span text:style-name="T4">жную оценку, чем отдельные модели в его составе.</text:span></text:p>
      <text:p text:style-name="P31">Был написан модуль для прогона модели по пользовательским данным. С его помощью <text:span text:style-name="T8">ансамбль</text:span> была протестирована. Для положительного отзыва получен <text:soft-page-break/>ответ 0.73658264 для отрицательного 0.36453313. Результаты тестов удовлетворительны</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justify" style:justify-single-word="false"/>
      <style:text-properties fo:font-size="14pt" fo:font-weight="normal" style:font-size-asian="14pt" style:font-weight-asian="normal" style:font-weight-complex="normal"/>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text-align="center" style:justify-single-word="false" fo:keep-together="always" fo:keep-with-next="always"/>
      <style:text-properties style:use-window-font-color="true" style:font-name="Cambria" fo:font-family="Cambria" style:font-family-generic="roman" style:font-pitch="variable" fo:font-size="14pt" fo:font-weight="normal" style:font-size-asian="14pt" style:font-weight-asian="normal" style:font-name-complex="Cambria" style:font-family-complex="Cambria" style:font-family-generic-complex="roman" style:font-pitch-complex="variable" style:font-size-complex="14pt" style:font-weight-complex="normal"/>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left="0in" fo:margin-right="0in" fo:text-indent="0.3937in" style:auto-text-indent="false">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Стиль_20_Первая_20_строка_3a__20__20_1_20_см" style:display-name="Стиль Первая строка:  1 см" style:family="paragraph" style:parent-style-name="Standard">
      <style:paragraph-properties fo:margin-left="0in" fo:margin-right="0in" fo:line-height="120%" fo:text-align="justify" style:justify-single-word="false" fo:text-indent="0.3937in" style:auto-text-indent="false"/>
      <style:text-properties fo:font-size="12pt" style:font-size-asian="12pt"/>
    </style:style>
    <style:style style:name="Стиль_20_11_20_пт_20_курсив_20_По_20_центру" style:display-name="Стиль 11 пт курсив По центру" style:family="paragraph" style:parent-style-name="Standard">
      <style:paragraph-properties fo:margin-left="0in" fo:margin-right="0in" fo:margin-top="0.0417in" fo:margin-bottom="0in" loext:contextual-spacing="false" fo:line-height="150%" fo:text-align="center" style:justify-single-word="false" fo:text-indent="0.4925in" style:auto-text-indent="false"/>
      <style:text-properties fo:font-style="italic" style:font-style-asian="italic" style:font-style-complex="italic"/>
    </style:style>
    <style:style style:name="Code" style:family="paragraph" style:parent-style-name="Стиль">
      <style:text-properties style:font-name="Consolas" fo:font-family="Consolas" style:font-style-name="Regular" style:font-family-generic="swiss" style:font-pitch="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Numbering_20_Symbols" style:display-name="Numbering Symbols" style:family="text"/>
    <style:style style:name="Стиль_20_Первая_20_строка_3a__20__20_1_20_см_20_Знак" style:display-name="Стиль Первая строка:  1 см Знак"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text-properties fo:language="ru" fo:country="RU"/>
    </style:style>
    <style:style style:name="MP2" style:family="paragraph" style:parent-style-name="Header">
      <style:text-properties fo:language="ru" fo:country="RU"/>
    </style:style>
    <style:style style:name="MP3"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MP4" style:family="paragraph" style:parent-style-name="Footer">
      <style:text-properties fo:language="ru" fo:country="RU"/>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header-first>
        <text:p text:style-name="MP2"/>
      </style:header-first>
      <style:footer>
        <text:p text:style-name="MP3"><text:page-number text:select-page="current">6</text:page-number></text:p>
        <text:p text:style-name="MP4"/>
      </style:footer>
      <style:footer-first>
        <text:p text:style-name="MP4"/>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1-05-26T01:03:54.109780786</dc:date>
    <meta:print-date>2015-07-17T12:06:00</meta:print-date>
    <meta:editing-cycles>102</meta:editing-cycles>
    <meta:editing-duration>PT21H8M14S</meta:editing-duration>
    <meta:generator>LibreOffice/6.0.7.3$Linux_X86_64 LibreOffice_project/00m0$Build-3</meta:generator>
    <meta:document-statistic meta:table-count="1" meta:image-count="0" meta:object-count="0" meta:page-count="6" meta:paragraph-count="121" meta:word-count="1302" meta:character-count="8044" meta:non-whitespace-character-count="6747"/>
  </office:meta>
</office:document-meta>
</file>